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c215" officeooo:paragraph-rsid="000bc215"/>
    </style:style>
    <style:style style:name="P2" style:family="paragraph" style:parent-style-name="Standard">
      <style:text-properties style:font-name="Arial" officeooo:rsid="000bc215" officeooo:paragraph-rsid="000bc215"/>
    </style:style>
    <style:style style:name="P3" style:family="paragraph" style:parent-style-name="Standard">
      <style:text-properties style:font-name="Arial" officeooo:rsid="000ee275" officeooo:paragraph-rsid="000ee275"/>
    </style:style>
    <style:style style:name="P4" style:family="paragraph" style:parent-style-name="Standard">
      <style:text-properties style:font-name="Arial" officeooo:rsid="000f3cd8" officeooo:paragraph-rsid="000f3cd8"/>
    </style:style>
    <style:style style:name="P5" style:family="paragraph" style:parent-style-name="Standard">
      <style:text-properties style:font-name="Arial" officeooo:rsid="000fc0e6" officeooo:paragraph-rsid="000fc0e6"/>
    </style:style>
    <style:style style:name="P6" style:family="paragraph" style:parent-style-name="Standard">
      <style:text-properties style:font-name="Arial" officeooo:rsid="0012bb82" officeooo:paragraph-rsid="0012bb82"/>
    </style:style>
    <style:style style:name="P7" style:family="paragraph" style:parent-style-name="Standard">
      <style:text-properties style:font-name="Arial" officeooo:rsid="00133421" officeooo:paragraph-rsid="00133421"/>
    </style:style>
    <style:style style:name="P8" style:family="paragraph" style:parent-style-name="Standard">
      <style:text-properties style:font-name="Arial" officeooo:rsid="00140554" officeooo:paragraph-rsid="00140554"/>
    </style:style>
    <style:style style:name="P9" style:family="paragraph" style:parent-style-name="Standard">
      <style:paragraph-properties fo:text-align="center" style:justify-single-word="false"/>
      <style:text-properties fo:color="#0066b3" style:font-name="Arial" fo:font-size="14pt" fo:font-style="italic" fo:font-weight="bold" officeooo:rsid="000bc215" officeooo:paragraph-rsid="000bc215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66b3" style:font-name="Arial" fo:font-style="italic" fo:font-weight="bold" officeooo:rsid="000fc0e6" officeooo:paragraph-rsid="000fc0e6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66b3" style:font-name="Arial" fo:font-style="italic" fo:font-weight="bold" officeooo:rsid="0012bb82" officeooo:paragraph-rsid="0012bb82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66b3" style:font-name="Arial" fo:font-style="italic" fo:font-weight="bold" officeooo:rsid="00140554" officeooo:paragraph-rsid="00140554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66b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text-properties officeooo:rsid="000d254c" officeooo:paragraph-rsid="000d254c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e27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f3cd8"/>
    </style:style>
    <style:style style:name="T6" style:family="text">
      <style:text-properties officeooo:rsid="0010cbc8"/>
    </style:style>
    <style:style style:name="T7" style:family="text">
      <style:text-properties officeooo:rsid="0012bb82"/>
    </style:style>
    <style:style style:name="T8" style:family="text">
      <style:text-properties officeooo:rsid="00133421"/>
    </style:style>
    <style:style style:name="T9" style:family="text">
      <style:text-properties officeooo:rsid="0016c001"/>
    </style:style>
    <style:style style:name="T10" style:family="text">
      <style:text-properties officeooo:rsid="0018b5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c 12 Art roman dans sa maturité XIIe </text:p>
      <text:p text:style-name="P13"/>
      <text:p text:style-name="P9">Saint-Lazare d’Autun et l’oeuvre de Gislebertus 1140 </text:p>
      <text:p text:style-name="P2"/>
      <text:p text:style-name="P2">à l’orginie église bâtie à côté de la cathédrale par l’évêqye Etienne de Bagé vers 1120 1140 pour acueillir la relique e saint Lazare. Un consécration a lieu en 1130 alors que l’édifice est encore inachevé. </text:p>
      <text:p text:style-name="P2">Les reliques de Lazare sont transférées dans la nouvelle église en 1146. </text:p>
      <text:p text:style-name="P2">Une reliquaire monumental en forme d’église miniature est installé dans le sanctuaire et orné de sculpture dues au moine Martin vers 1160 70. </text:p>
      <text:p text:style-name="P2">Au XVIIe avec la destruction de la cathédrale Saint-Nazaire, l’église Saint Lazare devient cathédrale. Au XVIII les chanoines font détruire ou masquer une partie des sculpture romanes. </text:p>
      <text:p text:style-name="P2"/>
      <text:p text:style-name="P2">De l’extérieur paraît gothique : arc voutant</text:p>
      <text:p text:style-name="P2">A l’intérieur : nef romane 1120 conservé avec les acquis de Cluny III. L’élément empreinté : comme les pilastres cannelé, élévation 3 vaisseaux avec fausses tribunes + arc brisé, voûte en berceau brisé. Fenêtre gothique </text:p>
      <text:p text:style-name="P2">Grandes arcades brisé, fausses tribunes, pilastre cannelé antiquisant emprunté à Cluny III</text:p>
      <text:p text:style-name="P2"><text:s/>2 niveaux de fenêtre pour la lumière au chevet où été posé le reliquaire. </text:p>
      <text:p text:style-name="P2"/>
      <text:p text:style-name="P2">Extérieur : chev<text:span text:style-name="T3">et</text:span> roman + 14<text:span text:style-name="T1">e</text:span> changement des fenêtre + disparition voûte en cul-de-four</text:p>
      <text:p text:style-name="P2">Portail d’Autun : roman → représentation<text:span text:style-name="T2"> Jugement dernier</text:span> (rare Conques + Autun) (sinon sur portail gothique) : Christ « schématique » surdimensionné + anges qui porte <text:span text:style-name="T3">mandorle</text:span> + élus et damné = l’âme subit un premier jugement avant la mort = jugement immédiat. </text:p>
      <text:p text:style-name="P3">Balance avec anges/démons </text:p>
      <text:p text:style-name="P3">Linteau : personnages sortant de leur tombeaux :</text:p>
      <text:p text:style-name="P3">→ <text:s/>pélerins (avec coquille Saint Jacques), moines, évêques content d’aller vers le Paradis.</text:p>
      <text:p text:style-name="P3">→ personnage grimaçant, personnages tient bourses (promis aux Enfers) </text:p>
      <text:p text:style-name="P3"/>
      <text:p text:style-name="P3">Frise : travaux de chaque saisons : vie terrestre : permet de montrer qu’il faut acquérir pendant le temps terrestre le futur Paradis avant le Jugement pendent la vie terrestre. </text:p>
      <text:p text:style-name="P3"/>
      <text:p text:style-name="P3"><text:span text:style-name="T2">Egis le Bertus</text:span> : sculpteur</text:p>
      <text:p text:style-name="P3"/>
      <text:p text:style-name="P3"><text:span text:style-name="T4">différente scènes</text:span> : </text:p>
      <text:p text:style-name="P3"/>
      <text:p text:style-name="P3">- Apparition du Christ à Marie Madeleine : « ne me touche pas » </text:p>
      <text:p text:style-name="P3">- tentation du Christ : démon qui se tient au dessus de la tour, le tente et le Christ le remballe.</text:p>
      <text:p text:style-name="P3">- Chute de Simon le magicien : dit à Saint Pierre qu’il peut faire des miracles et se jeter au-dessus de la tour et se casse la figure</text:p>
      <text:p text:style-name="P3">- Fuite en Egypte : vierge à l’enfant sur la mule que tire Joseph</text:p>
      <text:p text:style-name="P3">- le sommeil des mages : l’anges apparaît en songe avec l’étoile qui leur indique où est le petit Jésus. Ange qui touche une mains du roi pour transmettre l’information</text:p>
      <text:p text:style-name="P3">- Pendaison de Juda : suicide la mort la plus indigne : les démons l’inspire pour ce pêché</text:p>
      <text:p text:style-name="P3">- Eve d’Autun (au portail au Nord du transept) : Eve entrain de cueillir la pomme : la chute : <text:span text:style-name="T5">une des plus belle représentation féminine de l’art roman : sculpture quasi humaniste : sculpteur représente le corps humain fluide, beauté + serpent à droite</text:span></text:p>
      <text:p text:style-name="P4">portail tympan disparu maintenant au Musée d’Autun en fragement. </text:p>
      <text:p text:style-name="P4"/>
      <text:p text:style-name="P4"><text:soft-page-break/>- c’était une petite église avec le sarcophage de Saint Lazare, toucher le tombeau.</text:p>
      <text:p text:style-name="P4">- autour du tombeau se dressé 4 statues : le moine Martin avec une signature aux musée rolin : saint andré, marie madeleine, la vierge = humanisme</text:p>
      <text:p text:style-name="P4"/>
      <text:p text:style-name="P4"/>
      <text:p text:style-name="P10">L’abbatiale Sainte-Marie-Madeleine de Vézelay et son décor sculpté 1120 1150</text:p>
      <text:p text:style-name="P3"/>
      <text:p text:style-name="P5">Patriômoine mondiale de l’UNESCO </text:p>
      <text:p text:style-name="P5">- sur une colline</text:p>
      <text:p text:style-name="P5"/>
      <text:p text:style-name="P5">Une première communauté est établie vers 850 à Saint Père au pied d’une colline à l’instigation de Grard de Rousiilon, le monastère bénficie de l’immunité pontificalle. </text:p>
      <text:p text:style-name="P5">Vers 873 la communauté ‘intalle au sommet de la colline.</text:p>
      <text:p text:style-name="P5">En 882, un moine rapporte de Provence le corps de sainte marie madeline menacé par les incursions musulmanes. </text:p>
      <text:p text:style-name="P5">Au milie du XIe l’abbaye est soumises à l’autorité de l’abbatiale de cluny. Un siècle de conflits opposera les moines PHOTO </text:p>
      <text:p text:style-name="P5"/>
      <text:p text:style-name="P5">En 1120 : incendie détruit la vieille nef carolingienne qui fait + 1miliers de victimes. </text:p>
      <text:p text:style-name="P5">Le chantier de la nouvelle glise pporté par Renaud de Saumur et Pierre le Vénérable abbé de cluny en 1120 </text:p>
      <text:p text:style-name="P5">La construction de nouvelle nef est terminé en 1135 </text:p>
      <text:p text:style-name="P5">Poursuite du chantier massif occidental + tribune 1160 </text:p>
      <text:p text:style-name="P5">Chevet reconstruction gothique </text:p>
      <text:p text:style-name="P5"/>
      <text:p text:style-name="P5">-transept débordant </text:p>
      <text:p text:style-name="P5">-avant nef avec 2 tours de façades </text:p>
      <text:p text:style-name="P5">- arc boutant comme Cluny III pour renforcer l’épaulement (trop fragile) = rajouter mais avant système de tirant métallique (crochet sur toutes les travée et chapiteau cr<text:span text:style-name="T7">a</text:span>mpo<text:span text:style-name="T7">n</text:span>né aux poutres des murs) = système précoce du métal dans l’art roman </text:p>
      <text:p text:style-name="P5"/>
      <text:p text:style-name="P5">A L’INTERIEUR : travée de base avec voûte d’ogives mtn arc doubleaux polychrome, voûte d’arête → fenêtre haute </text:p>
      <text:p text:style-name="P5">= pas de tribune, pas de fausses tribune mais des voûte d’arête permet ouverture des fenêtres <text:s/>mtn </text:p>
      <text:p text:style-name="P5">= nef original = doit son inspiration germanique </text:p>
      <text:p text:style-name="P5">- chapiteau sculpté + piliers composé</text:p>
      <text:p text:style-name="P5"/>
      <text:p text:style-name="P5">→<text:span text:style-name="T6"> portail cf cm : évoque Pendecôte : saint jean baptiste + peuple de la terre + zoodiaque (travaux des mois) saint pierre proche du christ + peuples : byzantin avec barbes, nez en forme de cochon, arméniens, saint jean baptiste : présente l’agneau + pisode saint thomas + épisode de la nativité </text:span></text:p>
      <text:p text:style-name="P6">= traitement des piles </text:p>
      <text:p text:style-name="P6"/>
      <text:p text:style-name="P6">→ très grand ensemble de chapiteau en Europe </text:p>
      <text:p text:style-name="P6">- Moise (tablette) + veau d’or</text:p>
      <text:p text:style-name="P6">- Saint Benoît guérit une femme possèdé par le démon</text:p>
      <text:p text:style-name="P6">- David contre Goliath (petit tue le grand) </text:p>
      <text:p text:style-name="P6">- deux personnages mou le grains : allusion à une métaphore biblique : Moise pose les base du culte et Saint Paul : l’un jète le grains et l’autre prend farine : représention Ancien et Nouveau testament</text:p>
      <text:p text:style-name="P6">- les Quatre Vents (les quatre fleuves) = allégories représente éléments naturel, idées</text:p>
      <text:p text:style-name="P6"><text:soft-page-break/>- Combat David et de l’ange</text:p>
      <text:p text:style-name="P6">- scène de Daniel dans la fosses aux lions </text:p>
      <text:p text:style-name="P3"/>
      <text:p text:style-name="P11">L’abbaye cistercienne Notre-Dame de Sénanque 1150 <text:span text:style-name="T8">(Gordes)</text:span></text:p>
      <text:p text:style-name="P6"/>
      <text:p text:style-name="P3"/>
      <text:p text:style-name="P3"><text:s/><text:span text:style-name="T7">Monastère du milieu du XIIe : ordre cistercien (de Cîteaux) </text:span></text:p>
      <text:p text:style-name="P6">Porte parole : moine de Bernard de Clerveaux la fonde </text:p>
      <text:p text:style-name="P7">Abbaye au désert</text:p>
      <text:p text:style-name="P7">Monastère fondée en 1148 par des moines venus de Mazan en Ardèche avec l’appui des seigneurs locaux. </text:p>
      <text:p text:style-name="P7">Le monsatère est PHOTO <text:s/></text:p>
      <text:p text:style-name="P7"/>
      <text:p text:style-name="P7">Architecture austère, forme simple, art de construire à la perfection, pierre de tailles, forme très simple, modeste cloché, simple abside, salle capitulaire, dortoire des moines, cuisines, latrine (toilette), ample volumes, vie des moines dans le cloître avec les galeries , organisation du cloître : vie monastique, rare chapiteau végétaux, quasi tous lissent </text:p>
      <text:p text:style-name="P7"/>
      <text:p text:style-name="P8">cistercien : diffusion des voûte d’ogives </text:p>
      <text:p text:style-name="P8">voûte en berceau brisé au dortoir </text:p>
      <text:p text:style-name="P8">cul de lampe : masque grimancant : rare </text:p>
      <text:p text:style-name="P8">= maîtrise du voûtement </text:p>
      <text:p text:style-name="P6"/>
      <text:p text:style-name="P8">ARCHITECTURE ROMANE COMME LES MONUMENT UTILITAIRE </text:p>
      <text:p text:style-name="P8"/>
      <text:p text:style-name="P12">Les émaux du Limousin (2<text:span text:style-name="T1">e</text:span> moitié du XIIe siècle)</text:p>
      <text:p text:style-name="P8"/>
      <text:p text:style-name="P8">→ email champlevé limousin du XIIe siècle </text:p>
      <text:p text:style-name="P8">→ Chasse de Bellac 1ère moitié du XII </text:p>
      <text:p text:style-name="P8">→ Chasse de saint Calmin-Mozac </text:p>
      <text:p text:style-name="P8">→<text:span text:style-name="T9"> Chasse du Britsch Museum Meurtre de Thomas Becket 1180 </text:span></text:p>
      <text:p text:style-name="P8">le limousin conserve la plusgrande parti des ateliers d’émail <text:span text:style-name="T9">et on fait beaucoup beaucoup d’objets </text:span></text:p>
      <text:p text:style-name="P8">→<text:span text:style-name="T10"> plaque fuénraire de Geoffroy Plantagenêt (le Mans) 1151 </text:span></text:p>
      <text:p text:style-name="P8">→<text:span text:style-name="T10"> Plaque de cuivre émaillé Musée de Berlin (christ en gloire) </text:span></text:p>
      <text:p text:style-name="P3">→<text:span text:style-name="T10"> Crosse émaillé Musée de Cincinnati usa</text:span></text:p>
      <text:p text:style-name="P3">→<text:span text:style-name="T10"> christ en croix Musée du Louvres </text:span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0:43:45.915000000</meta:creation-date>
    <meta:generator>LibreOffice/5.4.1.2$Windows_X86_64 LibreOffice_project/ea7cb86e6eeb2bf3a5af73a8f7777ac570321527</meta:generator>
    <dc:date>2017-12-12T12:07:23.729000000</dc:date>
    <meta:editing-duration>PT25M28S</meta:editing-duration>
    <meta:editing-cycles>6</meta:editing-cycles>
    <meta:document-statistic meta:table-count="0" meta:image-count="0" meta:object-count="0" meta:page-count="3" meta:paragraph-count="80" meta:word-count="1149" meta:character-count="6841" meta:non-whitespace-character-count="5714"/>
  </office:meta>
</office:document-meta>
</file>